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00189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7a854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51c60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6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6pt" officeooo:rsid="004309f4" officeooo:paragraph-rsid="004309f4" style:font-size-asian="16pt" style:font-size-complex="16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8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93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9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14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116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118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3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24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125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6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130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5c3864" officeooo:paragraph-rsid="005c3864" style:font-size-asian="16pt" style:font-weight-asian="normal" style:font-size-complex="16pt" style:font-weight-complex="normal"/>
    </style:style>
    <style:style style:name="P132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33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4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135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6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7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8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9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0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1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2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3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4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5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6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7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8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9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50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5c3864" officeooo:paragraph-rsid="005c3864" style:font-size-asian="16pt" style:font-weight-asian="normal" style:font-size-complex="16pt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675060" officeooo:paragraph-rsid="00675060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154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55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56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57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58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59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60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61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62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63" style:family="paragraph" style:parent-style-name="Standard" style:list-style-name="L3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64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65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66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67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68" style:family="paragraph" style:parent-style-name="Standard" style:list-style-name="L32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69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70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71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72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73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74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5" style:family="paragraph" style:parent-style-name="Standard" style:list-style-name="L3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76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77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78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79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80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81" style:family="paragraph" style:parent-style-name="Standard" style:list-style-name="L32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82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83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4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5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86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87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8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9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0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1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92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93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94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5" style:family="paragraph" style:parent-style-name="Standard" style:list-style-name="L24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196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7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198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199" style:family="paragraph" style:parent-style-name="Standard" style:list-style-name="L25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200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201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20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a3a6e"/>
    </style:style>
    <style:style style:name="P203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04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05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06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07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209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551c6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556b4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54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57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58" style:family="text">
      <style:text-properties officeooo:rsid="000448e1"/>
    </style:style>
    <style:style style:name="T59" style:family="text">
      <style:text-properties officeooo:rsid="0007c823"/>
    </style:style>
    <style:style style:name="T60" style:family="text">
      <style:text-properties officeooo:rsid="00085228"/>
    </style:style>
    <style:style style:name="T61" style:family="text">
      <style:text-properties fo:font-weight="normal" officeooo:rsid="000d6f8f" style:font-weight-asian="normal" style:font-weight-complex="normal"/>
    </style:style>
    <style:style style:name="T62" style:family="text">
      <style:text-properties fo:font-weight="normal" officeooo:rsid="000eb013" style:font-weight-asian="normal" style:font-weight-complex="normal"/>
    </style:style>
    <style:style style:name="T63" style:family="text">
      <style:text-properties fo:font-weight="normal" officeooo:rsid="0017ec44" style:font-weight-asian="normal" style:font-weight-complex="normal"/>
    </style:style>
    <style:style style:name="T64" style:family="text">
      <style:text-properties officeooo:rsid="000a3578"/>
    </style:style>
    <style:style style:name="T65" style:family="text">
      <style:text-properties fo:color="#000000" fo:font-weight="normal" officeooo:rsid="000eb013" style:font-weight-asian="normal" style:font-weight-complex="normal"/>
    </style:style>
    <style:style style:name="T66" style:family="text">
      <style:text-properties officeooo:rsid="000eb013"/>
    </style:style>
    <style:style style:name="T67" style:family="text">
      <style:text-properties fo:font-size="13pt" fo:font-weight="normal" style:font-size-asian="13pt" style:font-weight-asian="normal" style:font-size-complex="13pt" style:font-weight-complex="normal"/>
    </style:style>
    <style:style style:name="T68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72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73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74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75" style:family="text">
      <style:text-properties fo:font-size="14pt" fo:font-weight="normal" officeooo:rsid="003f464b" style:font-size-asian="14pt" style:font-weight-asian="normal" style:font-size-complex="14pt" style:font-weight-complex="normal"/>
    </style:style>
    <style:style style:name="T76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77" style:family="text">
      <style:text-properties fo:font-size="14pt" officeooo:rsid="004d7061" style:font-size-asian="12.25pt" style:font-size-complex="14pt"/>
    </style:style>
    <style:style style:name="T78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79" style:family="text">
      <style:text-properties officeooo:rsid="005184a0"/>
    </style:style>
    <style:style style:name="T80" style:family="text">
      <style:text-properties officeooo:rsid="00583048"/>
    </style:style>
    <style:style style:name="T81" style:family="text">
      <style:text-properties officeooo:rsid="005ec9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58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869156582592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869156642304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4869156643728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4869156644608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869156645888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3006770361" text:style-name="L1">
              <text:list-header>
                <text:p text:style-name="P123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869156670384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869156680880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869156682272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869156682912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5840756456555" text:continue-numbering="true" text:style-name="L1">
              <text:list-header>
                <text:p text:style-name="P124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869156688704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869156700912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869156702304">
          <table:table-cell table:style-name="Таблица5.A2" office:value-type="string">
            <text:p text:style-name="P21">2) <text:span text:style-name="T59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869156702944">
          <table:table-cell table:style-name="Таблица6.A1" office:value-type="string">
            <text:p text:style-name="P21">Используется для <text:span text:style-name="T59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5839965108502" text:continue-numbering="true" text:style-name="L1">
              <text:list-header>
                <text:p text:style-name="P124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869156708640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869156717296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869156718688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869156719328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60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3466091637" text:style-name="L2">
        <text:list-item>
          <text:p text:style-name="P132">Стартовая строка — определяет тип сообщения;</text:p>
        </text:list-item>
        <text:list-item>
          <text:p text:style-name="P125">Заголовки — характеризует тело сообщения, параметры, передачи и т. п.;</text:p>
        </text:list-item>
        <text:list-item>
          <text:p text:style-name="P126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2573586816" text:style-name="L3">
        <text:list-item>
          <text:p text:style-name="P133">GET — <text:span text:style-name="T64">запрос данных от сервера. Безопасный( не меняет состояния сервера )</text:span></text:p>
        </text:list-item>
        <text:list-item>
          <text:p text:style-name="P127">POST — <text:span text:style-name="T64">отправка данных на сервер;</text:span></text:p>
        </text:list-item>
        <text:list-item>
          <text:p text:style-name="P128">PUT — обновления существующего ресурса или создания, если его нет</text:p>
        </text:list-item>
        <text:list-item>
          <text:p text:style-name="P127">OPTIONS - </text:p>
        </text:list-item>
        <text:list-item>
          <text:p text:style-name="P131">PATCH</text:p>
        </text:list-item>
        <text:list-item>
          <text:p text:style-name="P131">DELETE</text:p>
        </text:list-item>
        <text:list-item>
          <text:p text:style-name="P131">HEAD</text:p>
          <text:p text:style-name="P150"/>
        </text:list-item>
      </text:list>
      <text:p text:style-name="P13">Коды состояний:</text:p>
      <text:list xml:id="list1264247495" text:style-name="L4">
        <text:list-item>
          <text:p text:style-name="P134"><text:span text:style-name="T61"><text:s/>1хх Informational </text:span><text:span text:style-name="T62">(</text:span><text:span text:style-name="T65">Информационный</text:span><text:span text:style-name="T62">)</text:span><text:span text:style-name="T61"> в это группу выделены коды, информирующие о процессе передачи </text:span></text:p>
        </text:list-item>
        <text:list-item>
          <text:p text:style-name="P129"><text:s/>2xx <text:span text:style-name="T66">Success (Успешно) информируют о успешном принятие и обработки запроса клиента.</text:span></text:p>
        </text:list-item>
      </text:list>
      <text:list xml:id="list1340317140" text:style-name="L5">
        <text:list-item>
          <text:p text:style-name="P135">200 — <text:span text:style-name="T81">успешный запрос</text:span></text:p>
        </text:list-item>
        <text:list-item>
          <text:p text:style-name="P141"><text:soft-page-break/>201 — <text:span text:style-name="T81">ресурс успешно создан</text:span></text:p>
        </text:list-item>
      </text:list>
      <text:list xml:id="list175840483430721" text:continue-list="list1264247495" text:style-name="L4">
        <text:list-item>
          <text:p text:style-name="P129"><text:s/>3xx — Redirection<text:span text:style-name="T66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1794632287" text:style-name="L6">
        <text:list-item>
          <text:p text:style-name="P136">307 — <text:span text:style-name="T81">временное перенаправленние;</text:span></text:p>
        </text:list-item>
        <text:list-item>
          <text:p text:style-name="P142">308 — <text:span text:style-name="T81">постоянное перенаправленние </text:span></text:p>
        </text:list-item>
      </text:list>
      <text:list xml:id="list175840173344148" text:continue-list="list175840483430721" text:style-name="L4">
        <text:list-item>
          <text:p text:style-name="P129"><text:s/>4xx — <text:span text:style-name="T66">Client Error (Ошибка клиента) предназначен для указания ошибки со стороны клиента</text:span></text:p>
        </text:list-item>
      </text:list>
      <text:list xml:id="list513500436" text:style-name="L7">
        <text:list-item>
          <text:p text:style-name="P137">400 — <text:span text:style-name="T81">неправильный запрос</text:span></text:p>
        </text:list-item>
        <text:list-item>
          <text:p text:style-name="P143">401 — <text:span text:style-name="T81">требуется аутентификация</text:span></text:p>
        </text:list-item>
        <text:list-item>
          <text:p text:style-name="P143">403 — <text:span text:style-name="T81">доступ запрещен(нет прав)</text:span></text:p>
        </text:list-item>
        <text:list-item>
          <text:p text:style-name="P143">404 — <text:span text:style-name="T81">ресурс не найден</text:span></text:p>
        </text:list-item>
      </text:list>
      <text:list xml:id="list175841723198994" text:continue-list="list175840173344148" text:style-name="L4">
        <text:list-item>
          <text:p text:style-name="P129"><text:s/>5xx — <text:span text:style-name="T66">Server Error (Ошибка сервера) предназначен для указания ошибки со стороны сервера</text:span></text:p>
        </text:list-item>
      </text:list>
      <text:list xml:id="list4228591316" text:style-name="L8">
        <text:list-item>
          <text:p text:style-name="P138">500 — <text:span text:style-name="T81">общая ошибка сервера</text:span></text:p>
        </text:list-item>
        <text:list-item>
          <text:p text:style-name="P144">501 — <text:span text:style-name="T81">сервер не поддерживает функционал запроса</text:span></text:p>
        </text:list-item>
        <text:list-item>
          <text:p text:style-name="P144">502 — <text:span text:style-name="T81">прокси-сервер получил недопустимый ответ</text:span></text:p>
        </text:list-item>
        <text:list-item>
          <text:p text:style-name="P144">503 — <text:span text:style-name="T81">сервер временно недоступен(перезагрузка, технические работы)</text:span></text:p>
        </text:list-item>
      </text:list>
      <text:list xml:id="list175840434924940" text:continue-list="list175841723198994" text:style-name="L4">
        <text:list-header>
          <text:p text:style-name="P130">Слой:</text:p>
        </text:list-header>
      </text:list>
      <text:list xml:id="list3411971687" text:style-name="L9">
        <text:list-item>
          <text:p text:style-name="P147">Контролер — отвечает за приходящие данные и ответ;</text:p>
        </text:list-item>
        <text:list-item>
          <text:p text:style-name="P148">Сервис — бизнес логика;</text:p>
        </text:list-item>
        <text:list-item>
          <text:p text:style-name="P148">Репозиторий — взаимодействует с БД;</text:p>
        </text:list-item>
      </text:list>
      <text:p text:style-name="P29"/>
      <text:list xml:id="list175840064932173" text:continue-numbering="true" text:style-name="L9">
        <text:list-header>
          <text:p text:style-name="P149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7"/>
      <text:p text:style-name="P41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38">Ответ:</text:p>
      <text:p text:style-name="P68">Протоколы HTTP — эти данные передаются в открытом виде, что делает их уязвимыми для перехвата.</text:p>
      <text:p text:style-name="P43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869156725968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4869156958784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4869156998768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4869157065920">
          <table:table-cell table:style-name="Таблица11.A4" office:value-type="string">
            <text:p text:style-name="P28">Производительность</text:p>
          </table:table-cell>
          <table:table-cell table:style-name="Таблица11.B4" office:value-type="string">
            <text:p text:style-name="P28">Быстрее</text:p>
          </table:table-cell>
          <table:table-cell table:style-name="Таблица11.C4" office:value-type="string">
            <text:p text:style-name="P28">Немного медленнее</text:p>
          </table:table-cell>
        </table:table-row>
      </table:table>
      <text:p text:style-name="P62"/>
      <text:p text:style-name="P62">Сертификаты SSL\TLS — <text:span text:style-name="T79">это криптографические протоколы, обеспечивающие безопасную передачу данных.</text:span></text:p>
      <text:p text:style-name="P40"/>
      <text:p text:style-name="P36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39">Ответ:</text:p>
      <text:p text:style-name="P63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4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5"><text:span text:style-name="Strong_20_Emphasis"><text:span text:style-name="T16">Да, можно использовать WS и WSS, где WS — не зашифрован, а WSS — зашифрован</text:span></text:span></text:p>
      <text:p text:style-name="P45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6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7"><text:span text:style-name="Strong_20_Emphasis"><text:span text:style-name="T18">1) Создаем проект и разрешаем WebSockets, через комманду app.UseWebSockets</text:span></text:span></text:p>
      <text:p text:style-name="P48"><text:span text:style-name="Strong_20_Emphasis"><text:span text:style-name="T19">2) Через библиотеку SignalR.</text:span></text:span></text:p>
      <text:p text:style-name="P48"><text:span text:style-name="Strong_20_Emphasis"><text:span text:style-name="T19"/></text:span></text:p>
      <text:p text:style-name="P32"><text:span text:style-name="Strong_20_Emphasis"><text:span text:style-name="T56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0"><text:span text:style-name="Strong_20_Emphasis"><text:span text:style-name="T13">Ответ:</text:span></text:span></text:p>
      <text:p text:style-name="P70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1195684779" text:style-name="L10">
        <text:list-item>
          <text:p text:style-name="P154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55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55"><text:span text:style-name="Strong_20_Emphasis"><text:span text:style-name="T21">Кэширование — означает, что у каждого ответа сервера должна быть пометка выполняется кэширование или нет, <text:s/>обычно используется там, где много однотипных запросов;</text:span></text:span></text:p>
        </text:list-item>
        <text:list-item>
          <text:p text:style-name="P155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56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57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95"><text:span text:style-name="Strong_20_Emphasis"><text:span text:style-name="T23"/></text:span></text:p>
      <text:p text:style-name="P95"><text:span text:style-name="Strong_20_Emphasis"><text:span text:style-name="T23"/></text:span></text:p>
      <text:p text:style-name="P71"><text:soft-page-break/><text:span text:style-name="Strong_20_Emphasis"><text:span text:style-name="T23">Плюсы REST-архитектуры:</text:span></text:span></text:p>
      <text:list xml:id="list918185520" text:style-name="L11">
        <text:list-item>
          <text:p text:style-name="P158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69"><text:span text:style-name="Strong_20_Emphasis"><text:span text:style-name="T24">Масштабируемость </text:span></text:span></text:p>
        </text:list-item>
        <text:list-item>
          <text:p text:style-name="P169"><text:span text:style-name="Strong_20_Emphasis"><text:span text:style-name="T24">Независимость клиента-сервера</text:span></text:span></text:p>
        </text:list-item>
      </text:list>
      <text:p text:style-name="P75"><text:span text:style-name="Strong_20_Emphasis"><text:span text:style-name="T24">Основные <text:s/>CRUD операции:</text:span></text:span></text:p>
      <text:p text:style-name="P96"><text:span text:style-name="Strong_20_Emphasis"><text:span text:style-name="T24">- Create — Post;</text:span></text:span></text:p>
      <text:p text:style-name="P97"><text:span text:style-name="Strong_20_Emphasis"><text:span text:style-name="T24">- Read — Get;</text:span></text:span></text:p>
      <text:p text:style-name="P97"><text:span text:style-name="Strong_20_Emphasis"><text:span text:style-name="T24">- Update — Put/Patch;</text:span></text:span></text:p>
      <text:p text:style-name="P97"><text:span text:style-name="Strong_20_Emphasis"><text:span text:style-name="T24">- Delete — Delete;</text:span></text:span></text:p>
      <text:p text:style-name="P49"><text:span text:style-name="Strong_20_Emphasis"><text:span text:style-name="T23"/></text:span></text:p>
      <text:p text:style-name="P30"><text:span text:style-name="Strong_20_Emphasis"><text:span text:style-name="T56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0"><text:span text:style-name="Strong_20_Emphasis"><text:span text:style-name="T13">Ответ:</text:span></text:span></text:p>
      <text:p text:style-name="P72"><text:span text:style-name="Strong_20_Emphasis"><text:span text:style-name="T25">Аналоги REST-архитектуры — </text:span></text:span><text:span text:style-name="Strong_20_Emphasis"><text:span text:style-name="T26">SOAP, GraphQL, gRPC (, WebSockets</text:span></text:span></text:p>
      <text:p text:style-name="P60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 </text:span></text:span><text:span text:style-name="Strong_20_Emphasis"><text:span text:style-name="T51">Сначала происходит проверка схемы данных, если не проходит, то выскакивает ошибка</text:span></text:span></text:p>
      <text:p text:style-name="P61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51">Он работает на стороне БД и выбирает только столбцы</text:span></text:span><text:span text:style-name="Strong_20_Emphasis"><text:span text:style-name="T28"> </text:span></text:span><text:span text:style-name="Strong_20_Emphasis"><text:span text:style-name="T51">которые нужны в данном случае. </text:span></text:span></text:p>
      <text:p text:style-name="P61"><text:span text:style-name="Strong_20_Emphasis"><text:span text:style-name="T51">Есть 2 типа запросов — это query и mutation, где <text:s/>query - , а <text:s/>mutation - </text:span></text:span></text:p>
      <text:p text:style-name="P61"><text:span text:style-name="Strong_20_Emphasis"><text:span text:style-name="T30">Инструменты для работы: Hot Chocolate, GraphQL</text:span></text:span></text:p>
      <text:p text:style-name="P51"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</text:span></text:span></text:p>
      <text:p text:style-name="P50"><text:soft-page-break/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Standard"><text:span text:style-name="Strong_20_Emphasis"><text:span text:style-name="T55">7) Написать все запросы в базу данных для серверного приложения TODO на SQL.</text:span></text:span></text:p>
      <text:p text:style-name="P30"><text:span text:style-name="Strong_20_Emphasis"><text:span text:style-name="T13">Ответ:</text:span></text:span></text:p>
      <text:p text:style-name="P73"><text:span text:style-name="Strong_20_Emphasis"><text:span text:style-name="T32"/></text:span></text:p>
      <text:p text:style-name="P33"><text:span text:style-name="Strong_20_Emphasis"><text:span text:style-name="T32"/></text:span></text:p>
      <text:p text:style-name="P30"><text:span text:style-name="Strong_20_Emphasis"><text:span text:style-name="T56">8) Как сгенерировать новый WEB-проект (серверное приложение) в .NET? Как запустить серверное приложение?</text:span></text:span></text:p>
      <text:p text:style-name="P30"><text:span text:style-name="Strong_20_Emphasis"><text:span text:style-name="T13">Ответ:</text:span></text:span></text:p>
      <text:p text:style-name="P73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202"><text:span text:style-name="Strong_20_Emphasis"><text:span text:style-name="T33">Чтобы запустить проект мы должны находиться в каталоге проекта и написать команду </text:span></text:span></text:p>
      <text:p text:style-name="P202"><text:span text:style-name="Strong_20_Emphasis"><text:span text:style-name="T33">dotnet run</text:span></text:span></text:p>
      <text:p text:style-name="P202"><text:span text:style-name="Strong_20_Emphasis"><text:span text:style-name="T33">dotnet watch run - позволяет автоматически перезапускать или перезагружать ваше приложение при обнаружении изменений в исходных файлах</text:span></text:span></text:p>
      <text:p text:style-name="P30"><text:span text:style-name="Strong_20_Emphasis"><text:span text:style-name="T13"/></text:span></text:p>
      <text:p text:style-name="P30"><text:span text:style-name="Strong_20_Emphasis"><text:span text:style-name="T56">9) Dipendency Injection: Какие способы внедрения существуют? В чем плюсы и минусы каждого способа?</text:span></text:span></text:p>
      <text:p text:style-name="P30"><text:span text:style-name="Strong_20_Emphasis"><text:span text:style-name="T13">Ответ:</text:span></text:span></text:p>
      <text:p text:style-name="P74"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4055398176" text:style-name="L12">
        <text:list-item>
          <text:p text:style-name="P159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89"><text:span text:style-name="Strong_20_Emphasis"><text:span text:style-name="T34">Плюсы:</text:span></text:span></text:p>
      <text:list xml:id="list3718987457" text:style-name="L13">
        <text:list-item>
          <text:p text:style-name="P182"><text:span text:style-name="Strong_20_Emphasis"><text:span text:style-name="T35">Явные зависимости;</text:span></text:span></text:p>
        </text:list-item>
        <text:list-item>
          <text:p text:style-name="P186"><text:span text:style-name="Strong_20_Emphasis"><text:span text:style-name="T35">Неизменяемость;</text:span></text:span></text:p>
        </text:list-item>
        <text:list-item>
          <text:p text:style-name="P186"><text:span text:style-name="Strong_20_Emphasis"><text:span text:style-name="T35">Простата тестировани.</text:span></text:span></text:p>
        </text:list-item>
      </text:list>
      <text:p text:style-name="P91"><text:span text:style-name="Strong_20_Emphasis"><text:span text:style-name="T34">Минусы:</text:span></text:span></text:p>
      <text:list xml:id="list3913212824" text:style-name="L14">
        <text:list-item>
          <text:p text:style-name="P185"><text:soft-page-break/>Большое кол-во параметров, что явно нарушает принцип;</text:p>
        </text:list-item>
        <text:list-item>
          <text:p text:style-name="P191">Циклические зависимости.</text:p>
        </text:list-item>
      </text:list>
      <text:list xml:id="list175839699319827" text:continue-list="list4055398176" text:style-name="L12">
        <text:list-item>
          <text:p text:style-name="P170"><text:span text:style-name="Strong_20_Emphasis"><text:span text:style-name="T33">Property Injection</text:span></text:span></text:p>
        </text:list-item>
      </text:list>
      <text:p text:style-name="P90"><text:span text:style-name="Strong_20_Emphasis"><text:span text:style-name="T34">Плюсы:</text:span></text:span></text:p>
      <text:list xml:id="list1091671327" text:style-name="L15">
        <text:list-item>
          <text:p text:style-name="P183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87"><text:span text:style-name="Strong_20_Emphasis"><text:span text:style-name="T36">Опциональные зависимости.</text:span></text:span></text:p>
        </text:list-item>
      </text:list>
      <text:p text:style-name="P92"><text:span text:style-name="Strong_20_Emphasis"><text:span text:style-name="T34">Минусы:</text:span></text:span></text:p>
      <text:list xml:id="list3009541557" text:style-name="L16">
        <text:list-item>
          <text:p text:style-name="P188"><text:span text:style-name="Strong_20_Emphasis"><text:span text:style-name="T36">Нарушение инкапсуляции;</text:span></text:span></text:p>
        </text:list-item>
        <text:list-item>
          <text:p text:style-name="P188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98"><text:span text:style-name="Strong_20_Emphasis"><text:span text:style-name="T36"/></text:span></text:p>
      <text:list xml:id="list175841087226581" text:continue-list="list175839699319827" text:style-name="L12">
        <text:list-item>
          <text:p text:style-name="P170"><text:span text:style-name="Strong_20_Emphasis"><text:span text:style-name="T33">Method Injector</text:span></text:span></text:p>
        </text:list-item>
      </text:list>
      <text:p text:style-name="P90"><text:span text:style-name="Strong_20_Emphasis"><text:span text:style-name="T34">Плюсы:</text:span></text:span></text:p>
      <text:list xml:id="list511078912" text:style-name="L17">
        <text:list-item>
          <text:p text:style-name="P184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89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92"><text:span text:style-name="Strong_20_Emphasis"><text:span text:style-name="T34">Минусы:</text:span></text:span></text:p>
      <text:list xml:id="list2997225924" text:style-name="L18">
        <text:list-item>
          <text:p text:style-name="P190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30"><text:span text:style-name="Strong_20_Emphasis"><text:span text:style-name="T13"/></text:span></text:p>
      <text:p text:style-name="P30"><text:span text:style-name="Strong_20_Emphasis"><text:span text:style-name="T56">10) Реализация IOC-контейнеров: Как создать контейнер? Как указать время службы контейнера?</text:span></text:span></text:p>
      <text:p text:style-name="P30"><text:span text:style-name="Strong_20_Emphasis"><text:span text:style-name="T13">Ответ:</text:span></text:span></text:p>
      <text:p text:style-name="P76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52"><text:span text:style-name="Strong_20_Emphasis"><text:span text:style-name="T37">Время жизни служб:</text:span></text:span></text:p>
      <text:list xml:id="list3304191594" text:style-name="L19">
        <text:list-item>
          <text:p text:style-name="P192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93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93"><text:soft-page-break/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77"><text:span text:style-name="Strong_20_Emphasis"><text:span text:style-name="T13"/></text:span></text:p>
      <text:p text:style-name="P30"><text:span text:style-name="Strong_20_Emphasis"><text:span text:style-name="T56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0"><text:span text:style-name="Strong_20_Emphasis"><text:span text:style-name="T13">Ответ:</text:span></text:span></text:p>
      <text:p text:style-name="P84"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 </text:span></text:span><text:span text:style-name="Strong_20_Emphasis"><text:span text:style-name="T52">Хранятся в формате «key=value»</text:span></text:span></text:p>
      <text:p text:style-name="P53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64"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54"><text:span text:style-name="Strong_20_Emphasis"><text:span text:style-name="T39">Библиотеки для работа: DotNetEnv, встроенный Microsoft.Extensions.Configuration</text:span></text:span></text:p>
      <text:p text:style-name="P54"><text:span text:style-name="Strong_20_Emphasis"><text:span text:style-name="T39">Плюсы .env-файлов:</text:span></text:span></text:p>
      <text:p text:style-name="P107"><text:span text:style-name="Strong_20_Emphasis"><text:span text:style-name="T39">Простота – легко создать и использовать в любом проекте.</text:span></text:span></text:p>
      <text:p text:style-name="P108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08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08"><text:soft-page-break/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54"><text:span text:style-name="Strong_20_Emphasis"><text:span text:style-name="T39">Минусы .env-файлов:</text:span></text:span></text:p>
      <text:p text:style-name="P107"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08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08"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34"><text:span text:style-name="Strong_20_Emphasis"><text:span text:style-name="T39"/></text:span></text:p>
      <text:p text:style-name="P54"><text:span text:style-name="Strong_20_Emphasis"><text:span text:style-name="T39">Альтернативы .env-файлам:</text:span></text:span></text:p>
      <text:p text:style-name="P54"><text:span text:style-name="Strong_20_Emphasis"><text:span text:style-name="T39">1. Системные переменные окружения</text:span></text:span></text:p>
      <text:p text:style-name="P107"><text:span text:style-name="Strong_20_Emphasis"><text:span text:style-name="T39">Плюсы:</text:span></text:span></text:p>
      <text:p text:style-name="P109"><text:span text:style-name="Strong_20_Emphasis"><text:span text:style-name="T39">Не требуют файлов, управляются на уровне ОС или сервера.</text:span></text:span></text:p>
      <text:p text:style-name="P110"><text:span text:style-name="Strong_20_Emphasis"><text:span text:style-name="T39">Подходят для production (например, в Docker, Kubernetes, Heroku).</text:span></text:span></text:p>
      <text:p text:style-name="P108"><text:span text:style-name="Strong_20_Emphasis"><text:span text:style-name="T39">Минусы:</text:span></text:span></text:p>
      <text:p text:style-name="P109"><text:span text:style-name="Strong_20_Emphasis"><text:span text:style-name="T39">Менее удобны для разработки (нужно настраивать вручную).</text:span></text:span></text:p>
      <text:p text:style-name="P108"><text:span text:style-name="Strong_20_Emphasis"><text:span text:style-name="T39"/></text:span></text:p>
      <text:p text:style-name="P54"><text:span text:style-name="Strong_20_Emphasis"><text:span text:style-name="T39">2. Секреты в облачных провайдерах</text:span></text:span></text:p>
      <text:p text:style-name="P111"><text:span text:style-name="Strong_20_Emphasis"><text:span text:style-name="T39">AWS Secrets Manager / Parameter Store</text:span></text:span></text:p>
      <text:p text:style-name="P112"><text:span text:style-name="Strong_20_Emphasis"><text:span text:style-name="T39">Azure Key Vault</text:span></text:span></text:p>
      <text:p text:style-name="P112"><text:span text:style-name="Strong_20_Emphasis"><text:span text:style-name="T39">Google Cloud Secret Manager</text:span></text:span></text:p>
      <text:p text:style-name="P112"><text:span text:style-name="Strong_20_Emphasis"><text:span text:style-name="T39">HashiCorp Vault</text:span></text:span></text:p>
      <text:p text:style-name="P112"><text:span text:style-name="Strong_20_Emphasis"><text:span text:style-name="T39">Плюсы:</text:span></text:span></text:p>
      <text:p text:style-name="P109"><text:span text:style-name="Strong_20_Emphasis"><text:span text:style-name="T39">Высокий уровень безопасности, шифрование, ротация ключей.</text:span></text:span></text:p>
      <text:p text:style-name="P110"><text:span text:style-name="Strong_20_Emphasis"><text:span text:style-name="T39">Интеграция с облачными сервисами.</text:span></text:span></text:p>
      <text:p text:style-name="P112"><text:span text:style-name="Strong_20_Emphasis"><text:span text:style-name="T39">Минусы:</text:span></text:span></text:p>
      <text:p text:style-name="P109"><text:span text:style-name="Strong_20_Emphasis"><text:span text:style-name="T39">Сложнее в настройке, может быть избыточно для маленьких проектов.</text:span></text:span></text:p>
      <text:p text:style-name="P42"><text:span text:style-name="Strong_20_Emphasis"><text:span text:style-name="T56">12) Как подключать обработчики запросов? Как подключить все обработчики сразу?</text:span></text:span></text:p>
      <text:p text:style-name="P30"><text:span text:style-name="Strong_20_Emphasis"><text:span text:style-name="T13">Ответ:</text:span></text:span></text:p>
      <text:p text:style-name="P78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30"><text:span text:style-name="Strong_20_Emphasis"><text:span text:style-name="T13"/></text:span></text:p>
      <text:p text:style-name="P78"><text:span text:style-name="Strong_20_Emphasis"><text:span text:style-name="T13">В ASP.NET Core к обработчикам запросов относятся:</text:span></text:span></text:p>
      <text:list xml:id="list928549116" text:style-name="L20">
        <text:list-item>
          <text:p text:style-name="P160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71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71"><text:span text:style-name="Strong_20_Emphasis"><text:span text:style-name="T13">Middleware (промежуточные обработчики - 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79"><text:span text:style-name="Strong_20_Emphasis"><text:span text:style-name="T41">Чтобы подключать все обработчика сразу:</text:span></text:span></text:p>
      <text:list xml:id="list3541878118" text:style-name="L21">
        <text:list-item>
          <text:p text:style-name="P161"><text:span text:style-name="Strong_20_Emphasis"><text:span text:style-name="T41">Контроллеры:</text:span></text:span></text:p>
        </text:list-item>
      </text:list>
      <text:list xml:id="list489418695" text:style-name="L22">
        <text:list-item>
          <text:p text:style-name="P139">builder.Services.AddControllers(); // регистрирует все контроллеры</text:p>
        </text:list-item>
        <text:list-item>
          <text:p text:style-name="P145">app.MapControllers(); // подключает роутинг</text:p>
        </text:list-item>
      </text:list>
      <text:list xml:id="list175840316085070" text:continue-list="list3541878118" text:style-name="L21">
        <text:list-item>
          <text:p text:style-name="P178">Для минимальных API — их надо объявлять явно:</text:p>
        </text:list-item>
      </text:list>
      <text:list xml:id="list891700452" text:style-name="L23">
        <text:list-item>
          <text:p text:style-name="P194">app.MapGet("/one", () =&gt; "one");</text:p>
        </text:list-item>
        <text:list-item>
          <text:p text:style-name="P196">app.MapGet("/two", () =&gt; "two");</text:p>
        </text:list-item>
      </text:list>
      <text:list xml:id="list175840277865061" text:continue-list="list175840316085070" text:style-name="L21">
        <text:list-item>
          <text:p text:style-name="P178"><text:span text:style-name="Strong_20_Emphasis"><text:span text:style-name="T63">Middleware:</text:span></text:span></text:p>
        </text:list-item>
      </text:list>
      <text:list xml:id="list1772703834" text:style-name="L24">
        <text:list-item>
          <text:p text:style-name="P195"><text:span text:style-name="Strong_20_Emphasis"><text:span text:style-name="T75">app.UseMiddleware</text:span></text:span></text:p>
        </text:list-item>
      </text:list>
      <text:p text:style-name="P30"><text:span text:style-name="Strong_20_Emphasis"><text:span text:style-name="T13"/></text:span></text:p>
      <text:p text:style-name="P42"><text:span text:style-name="Strong_20_Emphasis"><text:span text:style-name="T56">13) Как указать методы запросов для обработчиков запросов?</text:span></text:span></text:p>
      <text:p text:style-name="P30"><text:span text:style-name="Strong_20_Emphasis"><text:span text:style-name="T13">Ответ:</text:span></text:span></text:p>
      <text:list xml:id="list3938843964" text:style-name="L25">
        <text:list-item>
          <text:p text:style-name="P197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199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199"><text:span text:style-name="Strong_20_Emphasis"><text:span text:style-name="T42">Через Middleware</text:span></text:span></text:p>
        </text:list-item>
      </text:list>
      <text:p text:style-name="P30"><text:span text:style-name="Strong_20_Emphasis"><text:span text:style-name="T13"/></text:span></text:p>
      <text:p text:style-name="P30"><text:span text:style-name="Strong_20_Emphasis"><text:span text:style-name="T56">14) Что такое HttpContext? Как его получить? Что в нем находится?</text:span></text:span></text:p>
      <text:p text:style-name="P30"><text:span text:style-name="Strong_20_Emphasis"><text:span text:style-name="T13">Ответ:</text:span></text:span></text:p>
      <text:p text:style-name="P80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55"><text:span text:style-name="Strong_20_Emphasis"><text:span text:style-name="T13">Он реализован в классе Microsoft.AspNetCore.Http.HttpContext.</text:span></text:span></text:p>
      <text:p text:style-name="P55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3302878352" text:style-name="L26">
        <text:list-item>
          <text:p text:style-name="P166">Request – объект, представляющий входящий HTTP-запрос (метод, путь, заголовки, тело и т.д.).</text:p>
        </text:list-item>
        <text:list-item>
          <text:p text:style-name="P179">Response – объект, формирующий исходящий HTTP-ответ (статус, заголовки, тело ответа).</text:p>
        </text:list-item>
        <text:list-item>
          <text:p text:style-name="P179">User – информация о текущем пользователе (тип ClaimsPrincipal), включая логин, роли, токены и т.д.</text:p>
        </text:list-item>
        <text:list-item>
          <text:p text:style-name="P179">Session – доступ к данным сессии (если сессии включены).</text:p>
        </text:list-item>
        <text:list-item>
          <text:p text:style-name="P179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79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79">Connection – информация о соединении клиента (IP-адрес, порт и т.д.).</text:p>
        </text:list-item>
        <text:list-item>
          <text:p text:style-name="P179">TraceIdentifier – уникальный идентификатор запроса, полезен для логирования и трассировки.</text:p>
        </text:list-item>
        <text:list-item>
          <text:p text:style-name="P179">Features – доступ к дополнительным HTTP-возможностям (например, WebSockets, HTTP/2, и т.д.).</text:p>
        </text:list-item>
        <text:list-item>
          <text:p text:style-name="P179">WebSockets – API для управления WebSocket-соединениями.</text:p>
        </text:list-item>
      </text:list>
      <text:p text:style-name="P69"/>
      <text:p text:style-name="P86"><text:span text:style-name="T2">Чтобы получить</text:span> <text:span text:style-name="Strong_20_Emphasis"><text:span text:style-name="T13">HttpContext:</text:span></text:span></text:p>
      <text:list xml:id="list3429184224" text:style-name="L27">
        <text:list-item>
          <text:p text:style-name="P167"><text:span text:style-name="Strong_20_Emphasis"><text:span text:style-name="T9">В контроллерах:</text:span></text:span></text:p>
        </text:list-item>
      </text:list>
      <text:p text:style-name="P106">public class MyController : ControllerBase</text:p>
      <text:p text:style-name="P106">{</text:p>
      <text:p text:style-name="P106"><text:s text:c="4"/>public IActionResult Get()</text:p>
      <text:p text:style-name="P106"><text:s text:c="4"/>{</text:p>
      <text:p text:style-name="P106"><text:s text:c="8"/>var context = HttpContext;</text:p>
      <text:p text:style-name="P106"><text:s text:c="8"/>var method = context.Request.Method;</text:p>
      <text:p text:style-name="P106"><text:s text:c="8"/>return Ok($"Метод запроса: {method}");</text:p>
      <text:p text:style-name="P106"><text:s text:c="4"/>}</text:p>
      <text:p text:style-name="P106">}</text:p>
      <text:p text:style-name="P106"/>
      <text:list xml:id="list175841285177333" text:continue-numbering="true" text:style-name="L27">
        <text:list-item>
          <text:p text:style-name="P180"><text:span text:style-name="Strong_20_Emphasis"><text:span text:style-name="T9">В Middleware:</text:span></text:span></text:p>
        </text:list-item>
      </text:list>
      <text:p text:style-name="P106">app.Use(async (context, next) =&gt;</text:p>
      <text:p text:style-name="P106">{</text:p>
      <text:p text:style-name="P106"><text:s text:c="4"/>var path = context.Request.Path;</text:p>
      <text:p text:style-name="P106"><text:s text:c="4"/>Console.WriteLine($"Путь запроса: {path}");</text:p>
      <text:p text:style-name="P106"><text:s text:c="4"/>await next();</text:p>
      <text:p text:style-name="P106">});</text:p>
      <text:p text:style-name="P106"/>
      <text:list xml:id="list175840326787047" text:continue-numbering="true" text:style-name="L27">
        <text:list-item>
          <text:p text:style-name="P172"><text:span text:style-name="Strong_20_Emphasis"><text:span text:style-name="T42">В сервисах через DI</text:span></text:span></text:p>
        </text:list-item>
      </text:list>
      <text:p text:style-name="P99"><text:span text:style-name="Strong_20_Emphasis"><text:span text:style-name="T68">var context = _httpContextAccessor.HttpContext;</text:span></text:span></text:p>
      <text:p text:style-name="P102"><text:span text:style-name="Strong_20_Emphasis"><text:span text:style-name="T68">return context?.Connection?.RemoteIpAddress?.ToString();</text:span></text:span></text:p>
      <text:p text:style-name="P42"><text:span text:style-name="Strong_20_Emphasis"><text:span text:style-name="T56">15) Как обработать тело запроса?</text:span></text:span></text:p>
      <text:p text:style-name="P88"><text:span text:style-name="Strong_20_Emphasis"><text:span text:style-name="T56">Как получить Params из пути запроса (например /api/users/5)? </text:span></text:span></text:p>
      <text:p text:style-name="P87"><text:span text:style-name="Strong_20_Emphasis"><text:span text:style-name="T56">Как получить значения Query Params ( например /api/users?page=10&amp;limit=20)?</text:span></text:span></text:p>
      <text:p text:style-name="P30"><text:span text:style-name="Strong_20_Emphasis"><text:span text:style-name="T13">Ответ:</text:span></text:span></text:p>
      <text:list xml:id="list2983276323" text:style-name="L28">
        <text:list-item>
          <text:p text:style-name="P198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200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201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200"><text:span text:style-name="Strong_20_Emphasis"><text:span text:style-name="T43">Дополнительные способы: </text:span></text:span></text:p>
        </text:list-item>
      </text:list>
      <text:list xml:id="list1005085906" text:style-name="L29">
        <text:list-item>
          <text:p text:style-name="P203"><text:span text:style-name="Strong_20_Emphasis"><text:span text:style-name="T43">Через переменные, пример: </text:span></text:span><text:span text:style-name="Strong_20_Emphasis"><text:span text:style-name="T69">public IActionResult GetUserById(int id);</text:span></text:span></text:p>
        </text:list-item>
        <text:list-item>
          <text:p text:style-name="P204"><text:span text:style-name="Strong_20_Emphasis"><text:span text:style-name="T44">Через Dto объект, пример: </text:span></text:span><text:span text:style-name="Strong_20_Emphasis"><text:span text:style-name="T70">public IActionResult GetUsers([FromQuery] PaginationParams pagination)</text:span></text:span></text:p>
        </text:list-item>
        <text:list-item>
          <text:p text:style-name="P204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30"><text:span text:style-name="Strong_20_Emphasis"><text:span text:style-name="T13"/></text:span></text:p>
      <text:p text:style-name="P31"><text:span text:style-name="Strong_20_Emphasis"><text:span text:style-name="T57">16) Как можно отправить ответ от сервера? Как передавать данные в ответе?</text:span></text:span></text:p>
      <text:p text:style-name="P31"><text:span text:style-name="Strong_20_Emphasis"><text:span text:style-name="T14">Ответ:</text:span></text:span></text:p>
      <text:p text:style-name="P81"><text:span text:style-name="Strong_20_Emphasis"><text:span text:style-name="T45">Чтобы отправить ответ от сервера, есть несколько:</text:span></text:span></text:p>
      <text:list xml:id="list1121346011" text:style-name="L30">
        <text:list-item>
          <text:p text:style-name="P162"><text:span text:style-name="Strong_20_Emphasis"><text:span text:style-name="T45">Через Map-методы, то есть </text:span></text:span><text:span text:style-name="Strong_20_Emphasis"><text:span text:style-name="T71">public string Hello() =&gt; " </text:span></text:span><text:span text:style-name="Strong_20_Emphasis"><text:span text:style-name="T45">способов</text:span></text:span><text:span text:style-name="Strong_20_Emphasis"><text:span text:style-name="T71">Hello World"; </text:span></text:span></text:p>
        </text:list-item>
        <text:list-item>
          <text:p text:style-name="P173"><text:span text:style-name="Strong_20_Emphasis"><text:span text:style-name="T71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1638949179" text:style-name="L31">
        <text:list-item>
          <text:p text:style-name="P140">return Ok();<text:tab/><text:tab/><text:tab/><text:tab/>// HTTP 200 без тела</text:p>
        </text:list-item>
        <text:list-item>
          <text:p text:style-name="P146">return Ok(object);<text:tab/><text:tab/><text:tab/>// HTTP 200 с телом</text:p>
        </text:list-item>
        <text:list-item>
          <text:p text:style-name="P146">return Created(uri, object);<text:tab/>// HTTP 201 (после создания)</text:p>
        </text:list-item>
        <text:list-item>
          <text:p text:style-name="P146">return Accepted();<text:tab/><text:tab/><text:tab/>// HTTP 202 (принято в обработку)</text:p>
        </text:list-item>
        <text:list-item>
          <text:p text:style-name="P146">return NoContent();<text:tab/><text:tab/>// HTTP 204 (нет содержимого)</text:p>
        </text:list-item>
        <text:list-item>
          <text:p text:style-name="P146">return BadRequest();<text:tab/><text:tab/>// HTTP 400</text:p>
        </text:list-item>
        <text:list-item>
          <text:p text:style-name="P146">return NotFound();<text:tab/><text:tab/><text:tab/>// HTTP 404</text:p>
        </text:list-item>
        <text:list-item>
          <text:p text:style-name="P146">return Unauthorized();<text:tab/><text:tab/>// HTTP 401</text:p>
        </text:list-item>
        <text:list-item>
          <text:p text:style-name="P146">return Forbid();<text:tab/><text:tab/><text:tab/>// HTTP 403</text:p>
        </text:list-item>
        <text:list-item>
          <text:p text:style-name="P146">return StatusCode(500);<text:tab/><text:tab/>// Любой статус код</text:p>
        </text:list-item>
      </text:list>
      <text:list xml:id="list175840994584917" text:continue-list="list1121346011" text:style-name="L30">
        <text:list-item>
          <text:p text:style-name="P174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74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1"><text:span text:style-name="Strong_20_Emphasis"><text:span text:style-name="T14"/></text:span></text:p>
      <text:p text:style-name="P31"><text:span text:style-name="Strong_20_Emphasis"><text:span text:style-name="T57">17) Что такое Entity Framework Core?</text:span></text:span></text:p>
      <text:p text:style-name="P31"><text:span text:style-name="Strong_20_Emphasis"><text:span text:style-name="T14">Ответ:</text:span></text:span></text:p>
      <text:p text:style-name="P31"><text:span text:style-name="Strong_20_Emphasis"><text:span text:style-name="T14"/></text:span></text:p>
      <text:p text:style-name="P85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65"><text:span text:style-name="Strong_20_Emphasis"><text:span text:style-name="T46">Основные особенности:</text:span></text:span></text:p>
      <text:list xml:id="list2946601711" text:style-name="L32">
        <text:list-item>
          <text:p text:style-name="P168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81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81"><text:span text:style-name="Strong_20_Emphasis"><text:span text:style-name="T46">Поддержка разных БД;</text:span></text:span></text:p>
        </text:list-item>
        <text:list-item>
          <text:p text:style-name="P181"><text:span text:style-name="Strong_20_Emphasis"><text:span text:style-name="T46">Миграции;</text:span></text:span></text:p>
        </text:list-item>
        <text:list-item>
          <text:p text:style-name="P181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1"><text:span text:style-name="Strong_20_Emphasis"><text:span text:style-name="T14"/></text:span></text:p>
      <text:p text:style-name="P31"><text:span text:style-name="Strong_20_Emphasis"><text:span text:style-name="T57">18) Как создать подключение к базе данных с использованием .NET, ASP.NET и EF Core?</text:span></text:span></text:p>
      <text:p text:style-name="P31"><text:span text:style-name="Strong_20_Emphasis"><text:span text:style-name="T14">Ответ:</text:span></text:span></text:p>
      <text:p text:style-name="P82"><text:span text:style-name="Strong_20_Emphasis"><text:span text:style-name="T47">Для того, чтобы создать подключение нужно подготовить библиотеки:</text:span></text:span></text:p>
      <text:list xml:id="list402549126" text:style-name="L33">
        <text:list-item>
          <text:p text:style-name="P163"><text:span text:style-name="Strong_20_Emphasis"><text:span text:style-name="T72">dotnet add package Npgsql.EntityFrameworkCore.</text:span></text:span></text:p>
        </text:list-item>
        <text:list-item>
          <text:p text:style-name="P163"><text:span text:style-name="Strong_20_Emphasis"><text:span text:style-name="T72">dotnet add package Npgsql.EntityFrameworkCore.PostgreSQL</text:span></text:span></text:p>
        </text:list-item>
        <text:list-item>
          <text:p text:style-name="P175"><text:soft-page-break/><text:span text:style-name="Strong_20_Emphasis"><text:span text:style-name="T72">dotnet add package Microsoft.EntityFrameworkCore.Design</text:span></text:span></text:p>
        </text:list-item>
      </text:list>
      <text:p text:style-name="P103"><text:span text:style-name="Strong_20_Emphasis"><text:span text:style-name="T72"/></text:span></text:p>
      <text:p text:style-name="P56"><text:span text:style-name="Strong_20_Emphasis"><text:span text:style-name="T47">Потом добавить строку подключения, к примеру в коде</text:span></text:span></text:p>
      <text:p text:style-name="P67"><text:span text:style-name="Strong_20_Emphasis"><text:span text:style-name="T72">builder.Services.AddDbContext&lt;ToDoDbContext&gt;(opt=&gt;opt.UseNpgsql("host=localhost;port=5433;Database=todo;Username=dunice;Password=Dunice;")</text:span></text:span></text:p>
      <text:p text:style-name="P67"><text:span text:style-name="Strong_20_Emphasis"><text:span text:style-name="T72"/></text:span></text:p>
      <text:p text:style-name="P56"><text:span text:style-name="Strong_20_Emphasis"><text:span text:style-name="T47">Добавить Context</text:span></text:span></text:p>
      <text:p text:style-name="P66">public ToDoDbContext(DbContextOptions&lt;ToDoDbContext&gt; options) : base(options) {} </text:p>
      <text:p text:style-name="P31"><text:span text:style-name="Strong_20_Emphasis"><text:span text:style-name="T14"/></text:span></text:p>
      <text:p text:style-name="P31"><text:span text:style-name="Strong_20_Emphasis"><text:span text:style-name="T57">19) Что такое DTO? Для чего используют DTO? Как можно привести данные к виду DTO?</text:span></text:span></text:p>
      <text:p text:style-name="P31"><text:span text:style-name="Strong_20_Emphasis"><text:span text:style-name="T14">Ответ:</text:span></text:span></text:p>
      <text:p text:style-name="P83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57"><text:span text:style-name="Strong_20_Emphasis"><text:span text:style-name="T14"/></text:span></text:p>
      <text:p text:style-name="P57"><text:span text:style-name="Strong_20_Emphasis"><text:span text:style-name="T14">Зачем используют DTO?</text:span></text:span></text:p>
      <text:list xml:id="list1014755520" text:style-name="L34">
        <text:list-item>
          <text:p text:style-name="P164"><text:span text:style-name="Strong_20_Emphasis"><text:span text:style-name="T78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76"><text:span text:style-name="Strong_20_Emphasis"><text:span text:style-name="T78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76"><text:span text:style-name="Strong_20_Emphasis"><text:span text:style-name="T78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76"><text:span text:style-name="Strong_20_Emphasis"><text:span text:style-name="T78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76"><text:span text:style-name="Strong_20_Emphasis"><text:span text:style-name="T78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82"><text:span text:style-name="Strong_20_Emphasis"><text:span text:style-name="T47"/></text:span></text:p>
      <text:p text:style-name="P56"><text:soft-page-break/><text:span text:style-name="Strong_20_Emphasis"><text:span text:style-name="T47">Чтобы привести данные к виду Dto есть несколько способов :</text:span></text:span></text:p>
      <text:list xml:id="list415909214" text:style-name="L35">
        <text:list-item>
          <text:p text:style-name="P165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77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605871154" text:style-name="L36">
        <text:list-item>
          <text:p text:style-name="P205"><text:span text:style-name="Strong_20_Emphasis"><text:span text:style-name="T76">Устанавливаем пакет - dotnet add package AutoMapper.Extensions.Microsoft.DependencyInjection;</text:span></text:span></text:p>
        </text:list-item>
        <text:list-item>
          <text:p text:style-name="P206"><text:span text:style-name="Strong_20_Emphasis"><text:span text:style-name="T76">Создаем профиль using AutoMapper;</text:span></text:span></text:p>
        </text:list-item>
      </text:list>
      <text:p text:style-name="P115"><text:span text:style-name="Strong_20_Emphasis"><text:span text:style-name="T67">public class MappingProfile : Profile</text:span></text:span></text:p>
      <text:p text:style-name="P116"><text:span text:style-name="Strong_20_Emphasis"><text:span text:style-name="T67">{</text:span></text:span></text:p>
      <text:p text:style-name="P113"><text:span text:style-name="Strong_20_Emphasis"><text:span text:style-name="T67">public MappingProfile()</text:span></text:span></text:p>
      <text:p text:style-name="P114"><text:span text:style-name="Strong_20_Emphasis"><text:span text:style-name="T67">{</text:span></text:span></text:p>
      <text:p text:style-name="P117"><text:span text:style-name="Strong_20_Emphasis"><text:span text:style-name="T67">CreateMap&lt;User, UserDto&gt;();</text:span></text:span></text:p>
      <text:p text:style-name="P118"><text:span text:style-name="Strong_20_Emphasis"><text:span text:style-name="T67">CreateMap&lt;UserDto, User&gt;(); // если нужно обратно</text:span></text:span></text:p>
      <text:p text:style-name="P114"><text:span text:style-name="Strong_20_Emphasis"><text:span text:style-name="T67">}</text:span></text:span></text:p>
      <text:p text:style-name="P116"><text:span text:style-name="Strong_20_Emphasis"><text:span text:style-name="T67">}</text:span></text:span></text:p>
      <text:list xml:id="list175841015508753" text:continue-numbering="true" text:style-name="L36">
        <text:list-item>
          <text:p text:style-name="P207"><text:span text:style-name="T77">Регистрируем его в Programm - </text:span>builder.Services.AddAutoMapper(typeof(Program));</text:p>
        </text:list-item>
      </text:list>
      <text:p text:style-name="P35"><text:span text:style-name="Strong_20_Emphasis"><text:span text:style-name="T47"/></text:span></text:p>
      <text:p text:style-name="P31"><text:span text:style-name="Strong_20_Emphasis"><text:span text:style-name="T57">20) Работа с JSON: сериализация и десериализация данных.</text:span></text:span></text:p>
      <text:p text:style-name="P93"><text:span text:style-name="Strong_20_Emphasis"><text:span text:style-name="T57">Как создать из объекта JSON строку? </text:span></text:span></text:p>
      <text:p text:style-name="P94"><text:span text:style-name="Strong_20_Emphasis"><text:span text:style-name="T57">Как создать из строки объект заданного типа? </text:span></text:span></text:p>
      <text:p text:style-name="P94"><text:span text:style-name="Strong_20_Emphasis"><text:span text:style-name="T57">Использование стандартных средств .NET. </text:span></text:span></text:p>
      <text:p text:style-name="P94"><text:span text:style-name="Strong_20_Emphasis"><text:span text:style-name="T57">Использование Newtonsoft.Json.</text:span></text:span></text:p>
      <text:p text:style-name="P31"><text:span text:style-name="Strong_20_Emphasis"><text:span text:style-name="T14">Ответ:</text:span></text:span></text:p>
      <text:p text:style-name="P83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57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57"><text:span text:style-name="Strong_20_Emphasis"><text:span text:style-name="T14"/></text:span></text:p>
      <text:p text:style-name="P57"><text:soft-page-break/><text:span text:style-name="Strong_20_Emphasis"><text:span text:style-name="T14"/></text:span></text:p>
      <text:p text:style-name="P57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58"><text:span text:style-name="Strong_20_Emphasis"><text:span text:style-name="T14">???????????????????????????????</text:span></text:span></text:p>
      <text:p text:style-name="P57"><text:span text:style-name="Strong_20_Emphasis"><text:span text:style-name="T14">???????????????????????????????</text:span></text:span></text:p>
      <text:p text:style-name="P58"><text:span text:style-name="Strong_20_Emphasis"><text:span text:style-name="T14">???????????????????????????????</text:span></text:span></text:p>
      <text:p text:style-name="P57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58"><text:span text:style-name="Strong_20_Emphasis"><text:span text:style-name="T14">???????????????????????????????</text:span></text:span></text:p>
      <text:p text:style-name="P58"><text:span text:style-name="Strong_20_Emphasis"><text:span text:style-name="T14">???????????????????????????????</text:span></text:span></text:p>
      <text:p text:style-name="P58"><text:span text:style-name="Strong_20_Emphasis"><text:span text:style-name="T14">???????????????????????????????</text:span></text:span></text:p>
      <text:p text:style-name="P58"><text:span text:style-name="Strong_20_Emphasis"><text:span text:style-name="T14"/></text:span></text:p>
      <text:p text:style-name="P59"><text:span text:style-name="Strong_20_Emphasis"><text:span text:style-name="T50">Стандартными средствами:</text:span></text:span></text:p>
      <text:p text:style-name="P58"><text:span text:style-name="Strong_20_Emphasis"><text:span text:style-name="T49">Чтобы сериализовать объект в JSON-строку:</text:span></text:span></text:p>
      <text:p text:style-name="P100"><text:span text:style-name="Strong_20_Emphasis"><text:span text:style-name="T73">string jsonString = JsonConvert.SerializeObject(person);</text:span></text:span></text:p>
      <text:p text:style-name="P104"><text:span text:style-name="Strong_20_Emphasis"><text:span text:style-name="T73"/></text:span></text:p>
      <text:p text:style-name="P104"><text:span text:style-name="Strong_20_Emphasis"><text:span text:style-name="T73">var settings = new JsonSerializerSettings</text:span></text:span></text:p>
      <text:p text:style-name="P104"><text:span text:style-name="Strong_20_Emphasis"><text:span text:style-name="T73">{</text:span></text:span></text:p>
      <text:p text:style-name="P104"><text:span text:style-name="Strong_20_Emphasis"><text:span text:style-name="T73"><text:s text:c="4"/>Formatting = Formatting.Indented, // Красивый вывод</text:span></text:span></text:p>
      <text:p text:style-name="P104"><text:span text:style-name="Strong_20_Emphasis"><text:span text:style-name="T73"><text:s text:c="4"/>NullValueHandling = NullValueHandling.Ignore // Игнорировать null-значения</text:span></text:span></text:p>
      <text:p text:style-name="P104"><text:span text:style-name="Strong_20_Emphasis"><text:span text:style-name="T73">};</text:span></text:span></text:p>
      <text:p text:style-name="P104"><text:span text:style-name="Strong_20_Emphasis"><text:span text:style-name="T73">string formattedJson = JsonConvert.SerializeObject(person, settings);</text:span></text:span></text:p>
      <text:p text:style-name="P58"><text:span text:style-name="Strong_20_Emphasis"><text:span text:style-name="T53"/></text:span></text:p>
      <text:p text:style-name="P58"><text:span text:style-name="Strong_20_Emphasis"><text:span text:style-name="T53">Чтобы десериализовать JSON-строку в объект:</text:span></text:span></text:p>
      <text:p text:style-name="P100">Person person = JsonConvert.DeserializeObject&lt;Person&gt;(json);</text:p>
      <text:p text:style-name="P58"><text:span text:style-name="Strong_20_Emphasis"><text:span text:style-name="T53"/></text:span></text:p>
      <text:p text:style-name="P58"><text:span text:style-name="Strong_20_Emphasis"><text:span text:style-name="T53"/></text:span></text:p>
      <text:p text:style-name="P59"><text:soft-page-break/><text:span text:style-name="Strong_20_Emphasis"><text:span text:style-name="T54">Используя Newtonsoft.Json:</text:span></text:span></text:p>
      <text:p text:style-name="P101"><text:span text:style-name="Strong_20_Emphasis"><text:span text:style-name="T54">Для начала необходимо установить пакет - «</text:span></text:span><text:span text:style-name="Strong_20_Emphasis"><text:span text:style-name="T74">dotnet add package Newtonsoft.Json»</text:span></text:span></text:p>
      <text:p text:style-name="P105">Сериализация:</text:p>
      <text:p text:style-name="P119">using Newtonsoft.Json;</text:p>
      <text:p text:style-name="P121"/>
      <text:p text:style-name="P121">var product = new Product</text:p>
      <text:p text:style-name="P121">{</text:p>
      <text:p text:style-name="P121"><text:s text:c="4"/>Id = 1,</text:p>
      <text:p text:style-name="P121"><text:s text:c="4"/>Name = "Ноутбук",</text:p>
      <text:p text:style-name="P121"><text:s text:c="4"/>Price = 999.99m,</text:p>
      <text:p text:style-name="P121"><text:s text:c="4"/>InStock = true,</text:p>
      <text:p text:style-name="P121"><text:s text:c="4"/>Tags = new[] { "электроника", "техника" }</text:p>
      <text:p text:style-name="P121">};</text:p>
      <text:p text:style-name="P121"/>
      <text:p text:style-name="P121">string json = JsonConvert.SerializeObject(product);</text:p>
      <text:p text:style-name="P105"/>
      <text:p text:style-name="P105">Десериализация:</text:p>
      <text:p text:style-name="P120">string json = </text:p>
      <text:p text:style-name="P122">@"{</text:p>
      <text:p text:style-name="P122"><text:s text:c="4"/>'Id': 2,</text:p>
      <text:p text:style-name="P122"><text:s text:c="4"/>'Name': 'Смартфон',</text:p>
      <text:p text:style-name="P122"><text:s text:c="4"/>'Price': 599.99,</text:p>
      <text:p text:style-name="P122"><text:s text:c="4"/>'InStock': true,</text:p>
      <text:p text:style-name="P122"><text:s text:c="4"/>'Tags': ['мобильный', 'гаджет']</text:p>
      <text:p text:style-name="P122">}";</text:p>
      <text:p text:style-name="P122"/>
      <text:p text:style-name="P122">Product product = JsonConvert.DeserializeObject&lt;Product&gt;(json);</text:p>
      <text:p text:style-name="P122"/>
      <text:p text:style-name="P151"/>
      <text:p text:style-name="P152"><text:soft-page-break/>сервис-локатор, как коллекции работают. Реализовать внедрение зависимостей без ASP co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4T17:58:39.539393065</dc:date>
    <meta:editing-duration>P1DT4H26M57S</meta:editing-duration>
    <meta:editing-cycles>15</meta:editing-cycles>
    <meta:document-statistic meta:table-count="11" meta:image-count="0" meta:object-count="0" meta:page-count="21" meta:paragraph-count="380" meta:word-count="2923" meta:character-count="22343" meta:non-whitespace-character-count="19688"/>
  </office:meta>
</office:document-meta>
</file>